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c5807" officeooo:paragraph-rsid="002c5807"/>
    </style:style>
    <style:style style:name="P2" style:family="paragraph" style:parent-style-name="Heading_20_3">
      <style:text-properties officeooo:rsid="002c5807" officeooo:paragraph-rsid="002c5807"/>
    </style:style>
    <style:style style:name="P3" style:family="paragraph" style:parent-style-name="Heading_20_1" style:master-page-name="Right_20_Page">
      <style:paragraph-properties style:page-number="auto"/>
      <style:text-properties officeooo:rsid="002f16e4" officeooo:paragraph-rsid="002f16e4"/>
    </style:style>
    <style:style style:name="P4" style:family="paragraph" style:parent-style-name="Text_20_body">
      <style:text-properties officeooo:rsid="002c5807" officeooo:paragraph-rsid="0030c75c"/>
    </style:style>
    <style:style style:name="P5" style:family="paragraph" style:parent-style-name="Text_20_body">
      <style:text-properties officeooo:rsid="002c5807" officeooo:paragraph-rsid="00316be0"/>
    </style:style>
    <style:style style:name="T1" style:family="text">
      <style:text-properties officeooo:rsid="0030c7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Rainbow Connection</text:h>
      <text:p text:style-name="Heading_20_2">(Paul Williams and Kenneth Ascher)</text:p>
      <text:p text:style-name="P2">[VERSE 1]</text:p>
      <text:p text:style-name="P1">G <text:s text:c="12"/>Em <text:s text:c="5"/>C <text:s text:c="8"/>D</text:p>
      <text:p text:style-name="P1">Why are there so many songs about rainbows, </text:p>
      <text:p text:style-name="P1">G <text:s text:c="18"/>Em <text:s text:c="3"/>C</text:p>
      <text:p text:style-name="P1">and what's on the other side?</text:p>
      <text:p text:style-name="P1">G <text:s text:c="12"/>Em <text:s text:c="5"/>C <text:s text:c="8"/>D</text:p>
      <text:p text:style-name="P1">Rainbows are visions, but only illusions.</text:p>
      <text:p text:style-name="P1">G <text:s text:c="18"/>Em <text:s text:c="3"/>C</text:p>
      <text:p text:style-name="P1">Rainbows have nothing to hide.</text:p>
      <text:p text:style-name="P1">Cmaj7</text:p>
      <text:p text:style-name="P1">So we've been told and some choose to believe it.</text:p>
      <text:p text:style-name="P1">D7 <text:s/>D</text:p>
      <text:p text:style-name="P1">I know they're wrong; wait and see.</text:p>
      <text:p text:style-name="Heading_20_3">[CHORUS]</text:p>
      <text:p text:style-name="P1">C <text:s text:c="15"/>D <text:s text:c="9"/>G <text:s text:c="12"/>Em</text:p>
      <text:p text:style-name="P1">Some day we'll find it, the rainbow connection,</text:p>
      <text:p text:style-name="P1">C <text:s text:c="14"/>D <text:s text:c="12"/>G</text:p>
      <text:p text:style-name="P1">The lovers, the dreamers, and me.</text:p>
      <text:p text:style-name="Heading_20_3">[VERSE 2]</text:p>
      <text:p text:style-name="P1">G <text:s text:c="12"/>Em <text:s text:c="13"/>C <text:s text:c="8"/>D</text:p>
      <text:p text:style-name="P1">Who said that every wish will be heard and answered</text:p>
      <text:p text:style-name="P1">G <text:s text:c="18"/>Em <text:s text:c="3"/>C</text:p>
      <text:p text:style-name="P1">and wished on a morning star?</text:p>
      <text:p text:style-name="P1">G <text:s text:c="12"/>Em <text:s text:c="14"/>C <text:s text:c="8"/>D</text:p>
      <text:p text:style-name="P1">Somebody thought of that and someone believed him.</text:p>
      <text:p text:style-name="P1">G <text:s text:c="14"/>Em <text:s text:c="3"/>C</text:p>
      <text:p text:style-name="P1">Look what it's done so far.</text:p>
      <text:p text:style-name="P1">Cmaj7</text:p>
      <text:p text:style-name="P1">What's so amazing and keeps us stargazing?</text:p>
      <text:p text:style-name="P1">D7 <text:s/>D</text:p>
      <text:p text:style-name="P1">What do we think we might see?</text:p>
      <text:p text:style-name="Heading_20_3"><text:soft-page-break/>[CHORUS]</text:p>
      <text:p text:style-name="P1">C <text:s text:c="15"/>D <text:s text:c="9"/>G <text:s text:c="12"/>Em</text:p>
      <text:p text:style-name="P1">Some day we'll find it, the rainbow connection, </text:p>
      <text:p text:style-name="P1">C <text:s text:c="14"/>D <text:s text:c="12"/>G</text:p>
      <text:p text:style-name="P1">The lovers, the dreamers an<text:span text:style-name="T1">d</text:span> me.</text:p>
      <text:p text:style-name="Heading_20_3">[BRIDGE]</text:p>
      <text:p text:style-name="P1">G <text:s text:c="8"/>D <text:s text:c="8"/>C</text:p>
      <text:p text:style-name="P1">All of us under its spell,</text:p>
      <text:p text:style-name="P1">C <text:s text:c="16"/>Am <text:s text:c="6"/>D <text:s text:c="5"/>D#maj7 </text:p>
      <text:p text:style-name="P1">We know that it's probably magic...</text:p>
      <text:p text:style-name="Heading_20_3">[VERSE 3]</text:p>
      <text:p text:style-name="P1">A <text:s text:c="12"/>F#m <text:s text:c="8"/></text:p>
      <text:p text:style-name="P5">Have you been half asleep </text:p>
      <text:p text:style-name="P5"><text:s text:c="6"/>D <text:s text:c="8"/>E</text:p>
      <text:p text:style-name="P5">and have you heard voices?</text:p>
      <text:p text:style-name="P1">A <text:s text:c="14"/>F#m <text:s text:c="3"/>D</text:p>
      <text:p text:style-name="P1">I've heard them calling my name.</text:p>
      <text:p text:style-name="P5">A <text:s text:c="12"/>F#m <text:s text:c="9"/></text:p>
      <text:p text:style-name="P5">Are these the sweet sounds </text:p>
      <text:p text:style-name="P5"><text:s text:c="7"/>D <text:s text:c="12"/>E</text:p>
      <text:p text:style-name="P5">that called the young sailors?</text:p>
      <text:p text:style-name="P1">A <text:s text:c="14"/>F#m <text:s text:c="3"/>D</text:p>
      <text:p text:style-name="P1">I think that they're one and the same.</text:p>
      <text:p text:style-name="P1">Dmaj7</text:p>
      <text:p text:style-name="P1">I've heard it too many times to ignore it.</text:p>
      <text:p text:style-name="P1">E7 <text:s text:c="2"/>E</text:p>
      <text:p text:style-name="P1">It's something that I'm supposed to be.</text:p>
      <text:p text:style-name="Heading_20_3">[CHORUS]</text:p>
      <text:p text:style-name="P1">D <text:s text:c="25"/>E <text:s text:c="6"/>A <text:s text:c="4"/>F#m</text:p>
      <text:p text:style-name="P1">Someday we'll find it the rainbow connection,</text:p>
      <text:p text:style-name="P1">D <text:s text:c="14"/>E <text:s text:c="12"/>A</text:p>
      <text:p text:style-name="P1">the lovers, the dreamers and me.</text:p>
      <text:p text:style-name="Heading_20_3">[OUTRO]</text:p>
      <text:p text:style-name="P4">D <text:s text:c="8"/>E <text:s text:c="4"/>A <text:s text:c="4"/>F#m <text:s text:c="3"/>D <text:s text:c="3"/>E <text:s text:c="7"/>A</text:p>
      <text:p text:style-name="P4">Da-da-da-dee-dee-da-dum <text:s text:c="5"/>Da-da-da-dee-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7H6M39S</meta:editing-duration>
    <meta:editing-cycles>35</meta:editing-cycles>
    <meta:generator>LibreOffice/6.0.1.1$MacOSX_X86_64 LibreOffice_project/60bfb1526849283ce2491346ed2aa51c465abfe6</meta:generator>
    <dc:title>Lyrics + Chords</dc:title>
    <dc:date>2018-05-30T09:10:04.532788904</dc:date>
    <meta:print-date>2017-04-03T12:23:29.985893000</meta:print-date>
    <meta:document-statistic meta:table-count="0" meta:image-count="0" meta:object-count="0" meta:page-count="2" meta:paragraph-count="68" meta:word-count="295" meta:character-count="1932" meta:non-whitespace-character-count="112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